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600000382BB2F74A1B366BCB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color="#ff0000" draw:fill="solid" draw:fill-color="#ff3333" draw:opacity="23%" draw:opacity-name="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3333" draw:opacity="23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21.4cm" svg:x="1cm" svg:y="3.269cm">
          <draw:image xlink:href="Pictures/100000000000033600000382BB2F74A1B366BCBE.png" xlink:type="simple" xlink:show="embed" xlink:actuate="onLoad">
            <text:p/>
          </draw:image>
        </draw:frame>
        <draw:path draw:style-name="gr2" draw:text-style-name="P2" draw:layer="layout" svg:width="16.232cm" svg:height="17.67cm" draw:transform="skewX (-1.03898694277039E-016) rotate (2.38481788992505) translate (11.3011700018814cm 29.4116282568315cm)" svg:viewBox="0 0 16233 17671" svg:d="M7154 0c3158 3344 8566 9654 8566 9654l513 4329-4633 3688-3910-1810-2997-1571-4693-1620 1394-6681 5828-591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2-07T16:38:33.308618057</dc:date>
    <meta:editing-duration>PT6M1S</meta:editing-duration>
    <meta:editing-cycles>1</meta:editing-cycles>
    <meta:document-statistic meta:object-count="2"/>
    <meta:generator>LibreOffice/5.1.6.2$Linux_X86_64 LibreOffice_project/10m0$Build-2</meta:generator>
  </office:meta>
</office:document-meta>
</file>